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8.49cm"/>
    </style:style>
    <style:style style:name="gr3" style:family="graphic" style:parent-style-name="standard">
      <style:graphic-properties svg:stroke-width="0.025cm" draw:marker-start-width="0.237cm" draw:marker-end="Arrow" draw:marker-end-width="0.337cm" draw:fill="solid" draw:fill-color="#83caff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="solid" draw:fill-color="#83ca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3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9cm" fo:min-width="3.945cm"/>
    </style:style>
    <style:style style:name="gr7" style:family="graphic" style:parent-style-name="standard">
      <style:graphic-properties draw:fill="solid" draw:fill-color="#0084d1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3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9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3.9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8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fill-color="#83caff" fo:min-height="0.557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0.774cm" svg:height="6.595cm" svg:x="4.18cm" svg:y="0.105cm">
            <text:p/>
          </draw:rect>
          <draw:frame draw:style-name="gr2" draw:text-style-name="P2" draw:layer="layout" svg:width="10.895cm" svg:height="0.912cm" svg:x="4.18cm" svg:y="0.105cm">
            <draw:text-box>
              <text:p><text:span text:style-name="T1">GIMLi</text:span></text:p>
            </draw:text-box>
          </draw:frame>
        </draw:g>
        <draw:line draw:style-name="gr3" draw:text-style-name="P1" draw:layer="layout" svg:x1="12.949cm" svg:y1="2.255cm" svg:x2="15.594cm" svg:y2="2.262cm">
          <text:p/>
        </draw:line>
        <draw:g>
          <draw:rect draw:style-name="gr4" draw:text-style-name="P1" draw:layer="layout" svg:width="10.774cm" svg:height="1.905cm" svg:x="4.18cm" svg:y="0.985cm">
            <text:p/>
          </draw:rect>
          <draw:frame draw:style-name="gr5" draw:text-style-name="P3" draw:layer="layout" svg:width="10.774cm" svg:height="1.195cm" svg:x="4.18cm" svg:y="0.985cm">
            <draw:text-box>
              <text:p><text:span text:style-name="T2">Inversion frameworks</text:span></text:p>
              <text:list text:style-name="L1">
                <text:list-item>
                  <text:p><text:span text:style-name="T3"><text:s/></text:span><text:span text:style-name="T3">Timelapse, Roll-along, Joint-Inversion</text:span></text:p>
                </text:list-item>
              </text:list>
            </draw:text-box>
          </draw:frame>
        </draw:g>
        <draw:g>
          <draw:rect draw:style-name="gr4" draw:text-style-name="P1" draw:layer="layout" svg:width="10.774cm" svg:height="4.445cm" svg:x="4.18cm" svg:y="2.255cm">
            <text:p/>
          </draw:rect>
          <draw:frame draw:style-name="gr6" draw:text-style-name="P3" draw:layer="layout" svg:width="10.774cm" svg:height="2.049cm" svg:x="4.18cm" svg:y="2.255cm">
            <draw:text-box>
              <text:p><text:span text:style-name="T2">Basic inversion</text:span></text:p>
            </draw:text-box>
          </draw:frame>
        </draw:g>
        <draw:g>
          <draw:rect draw:style-name="gr7" draw:text-style-name="P1" draw:layer="layout" svg:width="3.875cm" svg:height="1.564cm" svg:x="4.95cm" svg:y="3.167cm">
            <text:p/>
          </draw:rect>
          <draw:frame draw:style-name="gr8" draw:text-style-name="P3" draw:layer="layout" svg:width="4.51cm" svg:height="1.97cm" svg:x="4.95cm" svg:y="3.167cm">
            <draw:text-box>
              <text:p><text:span text:style-name="T2">Modelling</text:span><text:span text:style-name="T2"><text:line-break/></text:span><text:span text:style-name="T2">class</text:span></text:p>
            </draw:text-box>
          </draw:frame>
        </draw:g>
        <draw:g>
          <draw:g>
            <draw:rect draw:style-name="gr4" draw:text-style-name="P1" draw:layer="layout" svg:width="2.672cm" svg:height="0.789cm" svg:x="8.825cm" svg:y="3.973cm">
              <text:p/>
            </draw:rect>
            <draw:frame draw:style-name="gr9" draw:text-style-name="P3" draw:layer="layout" svg:width="2.672cm" svg:height="0.806cm" svg:x="8.825cm" svg:y="3.973cm">
              <draw:text-box>
                <text:p><text:span text:style-name="T2">Regions</text:span></text:p>
              </draw:text-box>
            </draw:frame>
          </draw:g>
          <draw:g>
            <draw:rect draw:style-name="gr4" draw:text-style-name="P1" draw:layer="layout" svg:width="3.52cm" svg:height="0.789cm" svg:x="11.434cm" svg:y="3.949cm">
              <text:p/>
            </draw:rect>
            <draw:frame draw:style-name="gr9" draw:text-style-name="P3" draw:layer="layout" svg:width="3.52cm" svg:height="0.806cm" svg:x="11.434cm" svg:y="3.949cm">
              <draw:text-box>
                <text:p><text:span text:style-name="T2">Constraints</text:span></text:p>
              </draw:text-box>
            </draw:frame>
          </draw:g>
          <draw:g>
            <draw:rect draw:style-name="gr4" draw:text-style-name="P1" draw:layer="layout" svg:width="6.13cm" svg:height="0.789cm" svg:x="8.825cm" svg:y="3.184cm">
              <text:p/>
            </draw:rect>
            <draw:frame draw:style-name="gr9" draw:text-style-name="P3" draw:layer="layout" svg:width="6.13cm" svg:height="0.806cm" svg:x="8.825cm" svg:y="3.184cm">
              <draw:text-box>
                <text:p><text:span text:style-name="T2">Transformation functions</text:span></text:p>
              </draw:text-box>
            </draw:frame>
          </draw:g>
        </draw:g>
        <draw:g>
          <draw:rect draw:style-name="gr4" draw:text-style-name="P1" draw:layer="layout" svg:width="10.004cm" svg:height="1.973cm" svg:x="4.95cm" svg:y="4.727cm">
            <text:p/>
          </draw:rect>
          <draw:frame draw:style-name="gr10" draw:text-style-name="P3" draw:layer="layout" svg:width="10.004cm" svg:height="1.584cm" svg:x="4.95cm" svg:y="4.727cm">
            <draw:text-box>
              <text:p><text:span text:style-name="T2">Core layer</text:span></text:p>
              <text:list text:style-name="L1">
                <text:list-item>
                  <text:p><text:span text:style-name="T3"><text:s/></text:span><text:span text:style-name="T3">Algebra (Sparsematrix, Metasolver, CGLS, … )</text:span></text:p>
                </text:list-item>
                <text:list-item>
                  <text:p><text:span text:style-name="T3"><text:s/></text:span><text:span text:style-name="T3">Meshcontainer (Un-/Structured, 1/2/3 D, ... )</text:span></text:p>
                </text:list-item>
              </text:list>
            </draw:text-box>
          </draw:frame>
        </draw:g>
        <draw:line draw:style-name="gr3" draw:text-style-name="P1" draw:layer="layout" svg:x1="2.32cm" svg:y1="3.943cm" svg:x2="4.965cm" svg:y2="3.95cm">
          <text:p/>
        </draw:line>
        <draw:g>
          <draw:rect draw:style-name="gr1" draw:text-style-name="P1" draw:layer="layout" svg:width="3.183cm" svg:height="5.715cm" svg:x="15.594cm" svg:y="0.985cm">
            <text:p/>
          </draw:rect>
          <draw:frame draw:style-name="gr5" draw:text-style-name="P3" draw:layer="layout" svg:width="3.183cm" svg:height="0.806cm" svg:x="15.594cm" svg:y="0.985cm">
            <draw:text-box>
              <text:p><text:span text:style-name="T2">Applications</text:span></text:p>
            </draw:text-box>
          </draw:frame>
          <draw:frame draw:style-name="gr11" draw:text-style-name="P4" draw:layer="layout" svg:width="3.012cm" svg:height="2.585cm" svg:x="15.594cm" svg:y="1.774cm">
            <draw:text-box>
              <text:list text:style-name="L1">
                <text:list-item>
                  <text:p><text:span text:style-name="T3"><text:s/></text:span><text:span text:style-name="T3">BERT</text:span></text:p>
                </text:list-item>
                <text:list-item>
                  <text:p><text:span text:style-name="T3"><text:s/></text:span><text:span text:style-name="T3">DC/EM 1D</text:span></text:p>
                </text:list-item>
                <text:list-item>
                  <text:p><text:span text:style-name="T3"><text:s/></text:span><text:span text:style-name="T3">TDR 1D</text:span></text:p>
                </text:list-item>
                <text:list-item>
                  <text:p><text:span text:style-name="T3"><text:s/></text:span><text:span text:style-name="T3">TTInv</text:span></text:p>
                </text:list-item>
                <text:list-item>
                  <text:p><text:span text:style-name="T3"><text:s/></text:span><text:span text:style-name="T3">DC-Ra-Joint</text:span></text:p>
                </text:list-item>
                <text:list-item>
                  <text:p><text:span text:style-name="T3"><text:s/></text:span><text:span text:style-name="T3">...</text:span></text:p>
                </text:list-item>
              </text:list>
            </draw:text-box>
          </draw:frame>
        </draw:g>
        <draw:line draw:style-name="gr3" draw:text-style-name="P1" draw:layer="layout" svg:x1="2.321cm" svg:y1="5.644cm" svg:x2="4.966cm" svg:y2="5.651cm">
          <text:p/>
        </draw:line>
        <draw:custom-shape draw:style-name="gr12" draw:text-style-name="P1" draw:layer="layout" svg:width="3.411cm" svg:height="4.445cm" svg:x="0.278cm" svg:y="2.25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3" draw:layer="layout" svg:width="3.64cm" svg:height="4.084cm" svg:x="0.14cm" svg:y="2.401cm">
          <draw:text-box>
            <text:p><text:span text:style-name="T2">Externals</text:span></text:p>
            <text:p><text:span text:style-name="T2"/></text:p>
            <text:list text:style-name="L1">
              <text:list-item>
                <text:p><text:span text:style-name="T3"><text:s/></text:span><text:span text:style-name="T3">Forward operators</text:span></text:p>
                <text:p><text:span text:style-name="T3"><text:s/></text:span><text:span text:style-name="T3">response</text:span><text:span text:style-name="T3"><text:line-break/></text:span><text:span text:style-name="T3"> <text:s/>(jacobian/gradient)</text:span></text:p>
                <text:p><text:span text:style-name="T3"/></text:p>
                <text:p><text:span text:style-name="T3"/></text:p>
              </text:list-item>
              <text:list-item>
                <text:p><text:span text:style-name="T3"><text:s/></text:span><text:span text:style-name="T3">Mesher</text:span></text:p>
              </text:list-item>
              <text:list-item>
                <text:p><text:span text:style-name="T3"><text:s/></text:span><text:span text:style-name="T3">Solve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2:09:28</meta:creation-date>
    <dc:date>2009-04-18T13:58:49.93</dc:date>
    <meta:editing-duration>PT00H42M10S</meta:editing-duration>
    <meta:editing-cycles>4</meta:editing-cycles>
    <meta:generator>OpenOffice.org/3.0$Win32 OpenOffice.org_project/300m15$Build-9379</meta:generator>
    <dc:creator>Thomas Günther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